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45pt"/>
    </style:style>
    <style:style style:name="co2" style:family="table-column">
      <style:table-column-properties fo:break-before="auto" style:column-width="83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76pt"/>
    </style:style>
    <style:style style:name="co5" style:family="table-column">
      <style:table-column-properties fo:break-before="auto" style:column-width="92.49pt"/>
    </style:style>
    <style:style style:name="co6" style:family="table-column">
      <style:table-column-properties fo:break-before="auto" style:column-width="104.66pt"/>
    </style:style>
    <style:style style:name="co7" style:family="table-column">
      <style:table-column-properties fo:break-before="auto" style:column-width="71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#e6e6e6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e6e6ff"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e6e6e6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 style:data-style-name="N127"/>
    <style:style style:name="ce17" style:family="table-cell" style:parent-style-name="Default" style:data-style-name="N127">
      <style:table-cell-properties fo:background-color="#e6e6ff"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27">
      <style:table-cell-properties fo:background-color="#e6e6e6"/>
    </style:style>
    <style:style style:name="ce2" style:family="table-cell" style:parent-style-name="Default" style:data-style-name="N104"/>
    <style:style style:name="ce5" style:family="table-cell" style:parent-style-name="Default" style:data-style-name="N100">
      <style:table-cell-properties fo:background-color="#e6e6ff"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wrap-option="wrap"/>
    </style:style>
    <style:style style:name="ce9" style:family="table-cell" style:parent-style-name="Default" style:data-style-name="N100">
      <style:table-cell-properties fo:background-color="#e6e6e6" fo:wrap-option="wrap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e6e6ff" fo:wrap-option="wrap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wrap-option="wrap"/>
    </style:style>
    <style:style style:name="ce36" style:family="table-cell" style:parent-style-name="Default" style:data-style-name="N100">
      <style:table-cell-properties fo:background-color="#e6e6e6" fo:wrap-option="wrap"/>
      <style:text-properties fo:font-weight="bold" style:font-weight-asian="bold" style:font-weight-complex="bold"/>
    </style:style>
    <style:style style:name="ce37" style:family="table-cell" style:parent-style-name="Default" style:data-style-name="N104"/>
    <style:style style:name="ce38" style:family="table-cell" style:parent-style-name="Default" style:data-style-name="N104">
      <style:table-cell-properties fo:background-color="#e6e6e6"/>
    </style:style>
    <style:style style:name="ce39" style:family="table-cell" style:parent-style-name="Default" style:data-style-name="N2"/>
    <style:style style:name="ce40" style:family="table-cell" style:parent-style-name="Default" style:data-style-name="N2">
      <style:table-cell-properties fo:background-color="#e6e6ff" fo:wrap-option="wrap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ackground-color="#e6e6e6"/>
    </style:style>
    <style:style style:name="ce42" style:family="table-cell" style:parent-style-name="Default">
      <style:table-cell-properties fo:background-color="#e6e6e6"/>
    </style:style>
    <style:style style:name="ce43" style:family="table-cell" style:parent-style-name="Default" style:data-style-name="N127"/>
    <style:style style:name="ce44" style:family="table-cell" style:parent-style-name="Default" style:data-style-name="N127">
      <style:table-cell-properties fo:background-color="#e6e6ff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127">
      <style:table-cell-properties fo:background-color="#e6e6e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5"/>
        <table:table-column table:style-name="co3" table:default-cell-style-name="ce37"/>
        <table:table-column table:style-name="co4" table:number-columns-repeated="3" table:default-cell-style-name="ce39"/>
        <table:table-column table:style-name="co4" table:default-cell-style-name="ce37"/>
        <table:table-column table:style-name="co5" table:number-columns-repeated="2" table:default-cell-style-name="ce37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ce43"/>
        <table:table-column table:style-name="co3" table:number-columns-repeated="1011" table:default-cell-style-name="Default"/>
        <table:table-row table:style-name="ro1">
          <table:table-cell table:style-name="ce31" office:value-type="string" calcext:value-type="string">
            <text:p>PG Costing</text:p>
          </table:table-cell>
          <table:table-cell table:style-name="ce3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Test Scenario</text:p>
          </table:table-cell>
          <table:table-cell table:style-name="ce32" office:value-type="string" calcext:value-type="string">
            <text:p>Notes</text:p>
          </table:table-cell>
          <table:table-cell table:style-name="ce32" office:value-type="string" calcext:value-type="string">
            <text:p>CapEx ($)</text:p>
          </table:table-cell>
          <table:table-cell table:style-name="ce40" office:value-type="string" calcext:value-type="string">
            <text:p>Power (W) at 50% Load</text:p>
          </table:table-cell>
          <table:table-cell table:style-name="ce40" office:value-type="string" calcext:value-type="string">
            <text:p>kWh/month </text:p>
            <text:p>(730 hrs/month)</text:p>
          </table:table-cell>
          <table:table-cell table:style-name="ce40" office:value-type="string" calcext:value-type="string">
            <text:p>Electricity Cost / Month</text:p>
            <text:p>(0.18/kWh)</text:p>
          </table:table-cell>
          <table:table-cell table:style-name="ce32" office:value-type="string" calcext:value-type="string">
            <text:p>OpEx ($/Month)</text:p>
          </table:table-cell>
          <table:table-cell table:style-name="ce32" office:value-type="string" calcext:value-type="string">
            <text:p>Amortized CapEx Cost / Month (36 months)</text:p>
          </table:table-cell>
          <table:table-cell table:style-name="ce32" office:value-type="string" calcext:value-type="string">
            <text:p>Cost / Month</text:p>
          </table:table-cell>
          <table:table-cell table:style-name="ce32" office:value-type="string" calcext:value-type="string">
            <text:p># Client Machines</text:p>
          </table:table-cell>
          <table:table-cell table:style-name="ce32" office:value-type="string" calcext:value-type="string">
            <text:p>TPS/Client Machine (avg)</text:p>
          </table:table-cell>
          <table:table-cell table:style-name="ce32" office:value-type="string" calcext:value-type="string">
            <text:p>TPS</text:p>
          </table:table-cell>
          <table:table-cell table:style-name="ce44" office:value-type="string" calcext:value-type="string">
            <text:p>$/month/TPS</text:p>
          </table:table-cell>
          <table:table-cell table:style-name="ce32" table:number-columns-repeated="1011"/>
        </table:table-row>
        <table:table-row table:style-name="ro1">
          <table:table-cell table:style-name="ce33" office:value-type="string" calcext:value-type="string">
            <text:p>Metal</text:p>
          </table:table-cell>
          <table:table-cell table:style-name="ce36"/>
          <table:table-cell table:style-name="ce38"/>
          <table:table-cell table:style-name="ce41" table:number-columns-repeated="3"/>
          <table:table-cell table:style-name="ce38" table:number-columns-repeated="3"/>
          <table:table-cell table:style-name="ce42" table:number-columns-repeated="3"/>
          <table:table-cell table:style-name="ce45"/>
          <table:table-cell table:style-name="ce42" table:number-columns-repeated="1011"/>
        </table:table-row>
        <table:table-row table:style-name="ro1">
          <table:table-cell office:value-type="string" calcext:value-type="string">
            <text:p>2012 Retina Mac</text:p>
          </table:table-cell>
          <table:table-cell office:value-type="string" calcext:value-type="string">
            <text:p>apfs</text:p>
          </table:table-cell>
          <table:table-cell office:value-type="currency" office:currency="USD" office:value="3000" calcext:value-type="currency">
            <text:p>$3,000.00</text:p>
          </table:table-cell>
          <table:table-cell table:formula="of:=85/2" office:value-type="float" office:value="42.5" calcext:value-type="float">
            <text:p>42.50</text:p>
          </table:table-cell>
          <table:table-cell table:formula="of:=[.D5]*730/1000" office:value-type="float" office:value="31.025" calcext:value-type="float">
            <text:p>31.03</text:p>
          </table:table-cell>
          <table:table-cell table:formula="of:=[.E5]*0.18" office:value-type="float" office:value="5.5845" calcext:value-type="float">
            <text:p>5.58</text:p>
          </table:table-cell>
          <table:table-cell table:formula="of:=[.F5]" office:value-type="currency" office:currency="USD" office:value="5.5845" calcext:value-type="currency">
            <text:p>$5.58</text:p>
          </table:table-cell>
          <table:table-cell table:formula="of:=[.C5]/36" office:value-type="currency" office:currency="USD" office:value="83.3333333333333" calcext:value-type="currency">
            <text:p>$83.33</text:p>
          </table:table-cell>
          <table:table-cell table:formula="of:=[.H5]+[.G5]" office:value-type="currency" office:currency="USD" office:value="88.9178333333333" calcext:value-type="currency">
            <text:p>$88.92</text:p>
          </table:table-cell>
          <table:table-cell office:value-type="float" office:value="1" calcext:value-type="float">
            <text:p>1</text:p>
          </table:table-cell>
          <table:table-cell office:value-type="float" office:value="3271" calcext:value-type="float">
            <text:p>3271</text:p>
          </table:table-cell>
          <table:table-cell table:formula="of:=[.K5]*[.J5]" office:value-type="float" office:value="3271" calcext:value-type="float">
            <text:p>3271</text:p>
          </table:table-cell>
          <table:table-cell table:formula="of:=[.I5]/[.L5]" office:value-type="currency" office:currency="USD" office:value="0.0271836849077754" calcext:value-type="currency">
            <text:p>$0.0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1 AMD Phenom II</text:p>
          </table:table-cell>
          <table:table-cell office:value-type="string" calcext:value-type="string">
            <text:p>SSD Run</text:p>
          </table:table-cell>
          <table:table-cell office:value-type="currency" office:currency="USD" office:value="1500" calcext:value-type="currency">
            <text:p>$1,500.00</text:p>
          </table:table-cell>
          <table:table-cell table:formula="of:=750/2" office:value-type="float" office:value="375" calcext:value-type="float">
            <text:p>375.00</text:p>
          </table:table-cell>
          <table:table-cell table:formula="of:=[.D6]*730/1000" office:value-type="float" office:value="273.75" calcext:value-type="float">
            <text:p>273.75</text:p>
          </table:table-cell>
          <table:table-cell table:formula="of:=[.E6]*0.18" office:value-type="float" office:value="49.275" calcext:value-type="float">
            <text:p>49.28</text:p>
          </table:table-cell>
          <table:table-cell table:formula="of:=[.F6]" office:value-type="currency" office:currency="USD" office:value="49.275" calcext:value-type="currency">
            <text:p>$49.28</text:p>
          </table:table-cell>
          <table:table-cell table:formula="of:=[.C6]/36" office:value-type="currency" office:currency="USD" office:value="41.6666666666667" calcext:value-type="currency">
            <text:p>$41.67</text:p>
          </table:table-cell>
          <table:table-cell table:formula="of:=[.H6]+[.G6]" office:value-type="currency" office:currency="USD" office:value="90.9416666666667" calcext:value-type="currency">
            <text:p>$90.94</text:p>
          </table:table-cell>
          <table:table-cell office:value-type="float" office:value="1" calcext:value-type="float">
            <text:p>1</text:p>
          </table:table-cell>
          <table:table-cell office:value-type="float" office:value="861" calcext:value-type="float">
            <text:p>861</text:p>
          </table:table-cell>
          <table:table-cell table:formula="of:=[.K6]*[.J6]" office:value-type="float" office:value="861" calcext:value-type="float">
            <text:p>861</text:p>
          </table:table-cell>
          <table:table-cell table:formula="of:=[.I6]/[.L6]" office:value-type="currency" office:currency="USD" office:value="0.105623306233062" calcext:value-type="currency">
            <text:p>$0.10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 AMD Ryzen 5</text:p>
          </table:table-cell>
          <table:table-cell office:value-type="string" calcext:value-type="string">
            <text:p>btrfs RAID1</text:p>
          </table:table-cell>
          <table:table-cell office:value-type="currency" office:currency="USD" office:value="1200" calcext:value-type="currency">
            <text:p>$1,200.00</text:p>
          </table:table-cell>
          <table:table-cell table:formula="of:=750/2" office:value-type="float" office:value="375" calcext:value-type="float">
            <text:p>375.00</text:p>
          </table:table-cell>
          <table:table-cell table:formula="of:=[.D7]*730/1000" office:value-type="float" office:value="273.75" calcext:value-type="float">
            <text:p>273.75</text:p>
          </table:table-cell>
          <table:table-cell table:formula="of:=[.E7]*0.18" office:value-type="float" office:value="49.275" calcext:value-type="float">
            <text:p>49.28</text:p>
          </table:table-cell>
          <table:table-cell table:formula="of:=[.F7]" office:value-type="currency" office:currency="USD" office:value="49.275" calcext:value-type="currency">
            <text:p>$49.28</text:p>
          </table:table-cell>
          <table:table-cell table:formula="of:=[.C7]/36" office:value-type="currency" office:currency="USD" office:value="33.3333333333333" calcext:value-type="currency">
            <text:p>$33.33</text:p>
          </table:table-cell>
          <table:table-cell table:formula="of:=[.H7]+[.G7]" office:value-type="currency" office:currency="USD" office:value="82.6083333333333" calcext:value-type="currency">
            <text:p>$82.61</text:p>
          </table:table-cell>
          <table:table-cell office:value-type="float" office:value="1" calcext:value-type="float">
            <text:p>1</text:p>
          </table:table-cell>
          <table:table-cell office:value-type="float" office:value="6250" calcext:value-type="float">
            <text:p>6250</text:p>
          </table:table-cell>
          <table:table-cell table:formula="of:=[.K7]*[.J7]" office:value-type="float" office:value="6250" calcext:value-type="float">
            <text:p>6250</text:p>
          </table:table-cell>
          <table:table-cell table:formula="of:=[.I7]/[.L7]" office:value-type="currency" office:currency="USD" office:value="0.0132173333333333" calcext:value-type="currency">
            <text:p>$0.0132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AWS</text:p>
          </table:table-cell>
          <table:table-cell table:style-name="ce36"/>
          <table:table-cell table:style-name="ce38"/>
          <table:table-cell table:style-name="ce41" table:number-columns-repeated="3"/>
          <table:table-cell table:style-name="ce38" table:number-columns-repeated="3"/>
          <table:table-cell table:style-name="ce42" table:number-columns-repeated="3"/>
          <table:table-cell table:style-name="ce45"/>
          <table:table-cell table:style-name="ce42" table:number-columns-repeated="1011"/>
        </table:table-row>
        <table:table-row table:style-name="ro1">
          <table:table-cell office:value-type="string" calcext:value-type="string">
            <text:p>AWS-RDS-Micro-1</text:p>
          </table:table-cell>
          <table:table-cell table:number-columns-repeated="5"/>
          <table:table-cell office:value-type="currency" office:currency="USD" office:value="125.64" calcext:value-type="currency">
            <text:p>$125.64</text:p>
          </table:table-cell>
          <table:table-cell table:style-name="Default"/>
          <table:table-cell table:formula="of:=[.G9]" office:value-type="currency" office:currency="USD" office:value="125.64" calcext:value-type="currency">
            <text:p>$125.64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table:formula="of:=[.K9]*[.J9]" office:value-type="float" office:value="446" calcext:value-type="float">
            <text:p>446</text:p>
          </table:table-cell>
          <table:table-cell table:formula="of:=[.I9]/[.L9]" office:value-type="currency" office:currency="USD" office:value="0.281704035874439" calcext:value-type="currency">
            <text:p>$0.28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S-RDS-Micro-2</text:p>
          </table:table-cell>
          <table:table-cell table:number-columns-repeated="5"/>
          <table:table-cell office:value-type="currency" office:currency="USD" office:value="275.64" calcext:value-type="currency">
            <text:p>$275.64</text:p>
          </table:table-cell>
          <table:table-cell table:style-name="Default"/>
          <table:table-cell table:formula="of:=[.G10]" office:value-type="currency" office:currency="USD" office:value="275.64" calcext:value-type="currency">
            <text:p>$275.64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table:formula="of:=[.K10]*[.J10]" office:value-type="float" office:value="958" calcext:value-type="float">
            <text:p>958</text:p>
          </table:table-cell>
          <table:table-cell table:formula="of:=[.I10]/[.L10]" office:value-type="currency" office:currency="USD" office:value="0.287724425887265" calcext:value-type="currency">
            <text:p>$0.28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S-RDS-Micro-3</text:p>
          </table:table-cell>
          <table:table-cell table:number-columns-repeated="5"/>
          <table:table-cell office:value-type="currency" office:currency="USD" office:value="525.64" calcext:value-type="currency">
            <text:p>$525.64</text:p>
          </table:table-cell>
          <table:table-cell table:style-name="Default"/>
          <table:table-cell table:formula="of:=[.G11]" office:value-type="currency" office:currency="USD" office:value="525.64" calcext:value-type="currency">
            <text:p>$525.64</text:p>
          </table:table-cell>
          <table:table-cell office:value-type="float" office:value="1" calcext:value-type="float">
            <text:p>1</text:p>
          </table:table-cell>
          <table:table-cell office:value-type="float" office:value="1029" calcext:value-type="float">
            <text:p>1029</text:p>
          </table:table-cell>
          <table:table-cell table:formula="of:=[.K11]*[.J11]" office:value-type="float" office:value="1029" calcext:value-type="float">
            <text:p>1029</text:p>
          </table:table-cell>
          <table:table-cell table:formula="of:=[.I11]/[.L11]" office:value-type="currency" office:currency="USD" office:value="0.510826044703596" calcext:value-type="currency">
            <text:p>$0.51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S-RDS-Med-1</text:p>
          </table:table-cell>
          <table:table-cell table:number-columns-repeated="5"/>
          <table:table-cell office:value-type="currency" office:currency="USD" office:value="484.88" calcext:value-type="currency">
            <text:p>$484.88</text:p>
          </table:table-cell>
          <table:table-cell table:style-name="Default"/>
          <table:table-cell table:formula="of:=[.G12]" office:value-type="currency" office:currency="USD" office:value="484.88" calcext:value-type="currency">
            <text:p>$484.88</text:p>
          </table:table-cell>
          <table:table-cell office:value-type="float" office:value="1" calcext:value-type="float">
            <text:p>1</text:p>
          </table:table-cell>
          <table:table-cell office:value-type="float" office:value="3843" calcext:value-type="float">
            <text:p>3843</text:p>
          </table:table-cell>
          <table:table-cell table:formula="of:=[.K12]*[.J12]" office:value-type="float" office:value="3843" calcext:value-type="float">
            <text:p>3843</text:p>
          </table:table-cell>
          <table:table-cell table:formula="of:=[.I12]/[.L12]" office:value-type="currency" office:currency="USD" office:value="0.126172261254228" calcext:value-type="currency">
            <text:p>$0.12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S-RDS-Med-2</text:p>
          </table:table-cell>
          <table:table-cell table:number-columns-repeated="5"/>
          <table:table-cell office:value-type="currency" office:currency="USD" office:value="584.88" calcext:value-type="currency">
            <text:p>$584.88</text:p>
          </table:table-cell>
          <table:table-cell table:style-name="Default"/>
          <table:table-cell table:formula="of:=[.G13]" office:value-type="currency" office:currency="USD" office:value="584.88" calcext:value-type="currency">
            <text:p>$584.88</text:p>
          </table:table-cell>
          <table:table-cell office:value-type="float" office:value="1" calcext:value-type="float">
            <text:p>1</text:p>
          </table:table-cell>
          <table:table-cell office:value-type="float" office:value="4199" calcext:value-type="float">
            <text:p>4199</text:p>
          </table:table-cell>
          <table:table-cell table:formula="of:=[.K13]*[.J13]" office:value-type="float" office:value="4199" calcext:value-type="float">
            <text:p>4199</text:p>
          </table:table-cell>
          <table:table-cell table:formula="of:=[.I13]/[.L13]" office:value-type="currency" office:currency="USD" office:value="0.139290307216004" calcext:value-type="currency">
            <text:p>$0.13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S-RDS-Med-3</text:p>
          </table:table-cell>
          <table:table-cell table:number-columns-repeated="5"/>
          <table:table-cell office:value-type="currency" office:currency="USD" office:value="784.88" calcext:value-type="currency">
            <text:p>$784.88</text:p>
          </table:table-cell>
          <table:table-cell table:style-name="Default"/>
          <table:table-cell table:formula="of:=[.G14]" office:value-type="currency" office:currency="USD" office:value="784.88" calcext:value-type="currency">
            <text:p>$784.88</text:p>
          </table:table-cell>
          <table:table-cell office:value-type="float" office:value="1" calcext:value-type="float">
            <text:p>1</text:p>
          </table:table-cell>
          <table:table-cell office:value-type="float" office:value="4709" calcext:value-type="float">
            <text:p>4709</text:p>
          </table:table-cell>
          <table:table-cell table:formula="of:=[.K14]*[.J14]" office:value-type="float" office:value="4709" calcext:value-type="float">
            <text:p>4709</text:p>
          </table:table-cell>
          <table:table-cell table:formula="of:=[.I14]/[.L14]" office:value-type="currency" office:currency="USD" office:value="0.166676576767891" calcext:value-type="currency">
            <text:p>$0.1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S-RDS-Med-4</text:p>
          </table:table-cell>
          <table:table-cell table:number-columns-repeated="5"/>
          <table:table-cell office:value-type="currency" office:currency="USD" office:value="1184.88" calcext:value-type="currency">
            <text:p>$1,184.88</text:p>
          </table:table-cell>
          <table:table-cell table:style-name="Default"/>
          <table:table-cell table:formula="of:=[.G15]" office:value-type="currency" office:currency="USD" office:value="1184.88" calcext:value-type="currency">
            <text:p>$1,184.88</text:p>
          </table:table-cell>
          <table:table-cell office:value-type="float" office:value="1" calcext:value-type="float">
            <text:p>1</text:p>
          </table:table-cell>
          <table:table-cell office:value-type="float" office:value="4829" calcext:value-type="float">
            <text:p>4829</text:p>
          </table:table-cell>
          <table:table-cell table:formula="of:=[.K15]*[.J15]" office:value-type="float" office:value="4829" calcext:value-type="float">
            <text:p>4829</text:p>
          </table:table-cell>
          <table:table-cell table:formula="of:=[.I15]/[.L15]" office:value-type="currency" office:currency="USD" office:value="0.245367570925657" calcext:value-type="currency">
            <text:p>$0.24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S-RDS-Med-5</text:p>
          </table:table-cell>
          <table:table-cell table:number-columns-repeated="5"/>
          <table:table-cell office:value-type="currency" office:currency="USD" office:value="1984.88" calcext:value-type="currency">
            <text:p>$1,984.88</text:p>
          </table:table-cell>
          <table:table-cell table:style-name="Default"/>
          <table:table-cell table:formula="of:=[.G16]" office:value-type="currency" office:currency="USD" office:value="1984.88" calcext:value-type="currency">
            <text:p>$1,984.88</text:p>
          </table:table-cell>
          <table:table-cell office:value-type="float" office:value="1" calcext:value-type="float">
            <text:p>1</text:p>
          </table:table-cell>
          <table:table-cell office:value-type="float" office:value="4668" calcext:value-type="float">
            <text:p>4668</text:p>
          </table:table-cell>
          <table:table-cell table:formula="of:=[.K16]*[.J16]" office:value-type="float" office:value="4668" calcext:value-type="float">
            <text:p>4668</text:p>
          </table:table-cell>
          <table:table-cell table:formula="of:=[.I16]/[.L16]" office:value-type="currency" office:currency="USD" office:value="0.425209940017138" calcext:value-type="currency">
            <text:p>$0.42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S-RDS-Large-1</text:p>
          </table:table-cell>
          <table:table-cell table:number-columns-repeated="5"/>
          <table:table-cell office:value-type="currency" office:currency="USD" office:value="4905" calcext:value-type="currency">
            <text:p>$4,905.00</text:p>
          </table:table-cell>
          <table:table-cell table:style-name="Default"/>
          <table:table-cell table:formula="of:=[.G17]" office:value-type="currency" office:currency="USD" office:value="4905" calcext:value-type="currency">
            <text:p>$4,905.00</text:p>
          </table:table-cell>
          <table:table-cell office:value-type="float" office:value="1" calcext:value-type="float">
            <text:p>1</text:p>
          </table:table-cell>
          <table:table-cell office:value-type="float" office:value="10572" calcext:value-type="float">
            <text:p>10572</text:p>
          </table:table-cell>
          <table:table-cell table:formula="of:=[.K17]*[.J17]" office:value-type="float" office:value="10572" calcext:value-type="float">
            <text:p>10572</text:p>
          </table:table-cell>
          <table:table-cell table:formula="of:=[.I17]/[.L17]" office:value-type="currency" office:currency="USD" office:value="0.463961407491487" calcext:value-type="currency">
            <text:p>$0.46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S-RDS-Large-2</text:p>
          </table:table-cell>
          <table:table-cell table:number-columns-repeated="5"/>
          <table:table-cell office:value-type="currency" office:currency="USD" office:value="5305" calcext:value-type="currency">
            <text:p>$5,305.00</text:p>
          </table:table-cell>
          <table:table-cell table:style-name="Default"/>
          <table:table-cell table:formula="of:=[.G18]" office:value-type="currency" office:currency="USD" office:value="5305" calcext:value-type="currency">
            <text:p>$5,305.00</text:p>
          </table:table-cell>
          <table:table-cell office:value-type="float" office:value="1" calcext:value-type="float">
            <text:p>1</text:p>
          </table:table-cell>
          <table:table-cell office:value-type="float" office:value="10559" calcext:value-type="float">
            <text:p>10559</text:p>
          </table:table-cell>
          <table:table-cell table:formula="of:=[.K18]*[.J18]" office:value-type="float" office:value="10559" calcext:value-type="float">
            <text:p>10559</text:p>
          </table:table-cell>
          <table:table-cell table:formula="of:=[.I18]/[.L18]" office:value-type="currency" office:currency="USD" office:value="0.502415001420589" calcext:value-type="currency">
            <text:p>$0.50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S-RDS-Large-3</text:p>
          </table:table-cell>
          <table:table-cell table:number-columns-repeated="5"/>
          <table:table-cell office:value-type="currency" office:currency="USD" office:value="5305" calcext:value-type="currency">
            <text:p>$5,305.00</text:p>
          </table:table-cell>
          <table:table-cell table:style-name="Default"/>
          <table:table-cell table:formula="of:=[.G19]" office:value-type="currency" office:currency="USD" office:value="5305" calcext:value-type="currency">
            <text:p>$5,305.00</text:p>
          </table:table-cell>
          <table:table-cell office:value-type="float" office:value="2" calcext:value-type="float">
            <text:p>2</text:p>
          </table:table-cell>
          <table:table-cell office:value-type="float" office:value="7022" calcext:value-type="float">
            <text:p>7022</text:p>
          </table:table-cell>
          <table:table-cell table:formula="of:=[.K19]*[.J19]" office:value-type="float" office:value="14044" calcext:value-type="float">
            <text:p>14044</text:p>
          </table:table-cell>
          <table:table-cell table:formula="of:=[.I19]/[.L19]" office:value-type="currency" office:currency="USD" office:value="0.37774138422102" calcext:value-type="currency">
            <text:p>$0.37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S-EC2-Med-1</text:p>
          </table:table-cell>
          <table:table-cell table:number-columns-repeated="5"/>
          <table:table-cell office:value-type="currency" office:currency="USD" office:value="1100.55" calcext:value-type="currency">
            <text:p>$1,100.55</text:p>
          </table:table-cell>
          <table:table-cell table:style-name="Default"/>
          <table:table-cell table:formula="of:=[.G20]" office:value-type="currency" office:currency="USD" office:value="1100.55" calcext:value-type="currency">
            <text:p>$1,100.55</text:p>
          </table:table-cell>
          <table:table-cell office:value-type="float" office:value="1" calcext:value-type="float">
            <text:p>1</text:p>
          </table:table-cell>
          <table:table-cell office:value-type="float" office:value="3643" calcext:value-type="float">
            <text:p>3643</text:p>
          </table:table-cell>
          <table:table-cell table:formula="of:=[.K20]*[.J20]" office:value-type="float" office:value="3643" calcext:value-type="float">
            <text:p>3643</text:p>
          </table:table-cell>
          <table:table-cell table:formula="of:=[.I20]/[.L20]" office:value-type="currency" office:currency="USD" office:value="0.302099917650288" calcext:value-type="currency">
            <text:p>$0.30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S-EC2-Med-2</text:p>
          </table:table-cell>
          <table:table-cell table:number-columns-repeated="5"/>
          <table:table-cell office:value-type="currency" office:currency="USD" office:value="1360.55" calcext:value-type="currency">
            <text:p>$1,360.55</text:p>
          </table:table-cell>
          <table:table-cell table:style-name="Default"/>
          <table:table-cell table:formula="of:=[.G21]" office:value-type="currency" office:currency="USD" office:value="1360.55" calcext:value-type="currency">
            <text:p>$1,360.55</text:p>
          </table:table-cell>
          <table:table-cell office:value-type="float" office:value="1" calcext:value-type="float">
            <text:p>1</text:p>
          </table:table-cell>
          <table:table-cell office:value-type="float" office:value="3776" calcext:value-type="float">
            <text:p>3776</text:p>
          </table:table-cell>
          <table:table-cell table:formula="of:=[.K21]*[.J21]" office:value-type="float" office:value="3776" calcext:value-type="float">
            <text:p>3776</text:p>
          </table:table-cell>
          <table:table-cell table:formula="of:=[.I21]/[.L21]" office:value-type="currency" office:currency="USD" office:value="0.360315148305085" calcext:value-type="currency">
            <text:p>$0.36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S-EC2-Large-1</text:p>
          </table:table-cell>
          <table:table-cell office:value-type="string" calcext:value-type="string">
            <text:p>Split Data/WAL</text:p>
          </table:table-cell>
          <table:table-cell table:number-columns-repeated="4"/>
          <table:table-cell office:value-type="currency" office:currency="USD" office:value="3433.57" calcext:value-type="currency">
            <text:p>$3,433.57</text:p>
          </table:table-cell>
          <table:table-cell table:style-name="Default"/>
          <table:table-cell table:formula="of:=[.G22]" office:value-type="currency" office:currency="USD" office:value="3433.57" calcext:value-type="currency">
            <text:p>$3,433.57</text:p>
          </table:table-cell>
          <table:table-cell office:value-type="float" office:value="1" calcext:value-type="float">
            <text:p>1</text:p>
          </table:table-cell>
          <table:table-cell office:value-type="float" office:value="15724" calcext:value-type="float">
            <text:p>15724</text:p>
          </table:table-cell>
          <table:table-cell table:formula="of:=[.K22]*[.J22]" office:value-type="float" office:value="15724" calcext:value-type="float">
            <text:p>15724</text:p>
          </table:table-cell>
          <table:table-cell table:formula="of:=[.I22]/[.L22]" office:value-type="currency" office:currency="USD" office:value="0.218364919867718" calcext:value-type="currency">
            <text:p>$0.21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S-EC2-Large-2</text:p>
          </table:table-cell>
          <table:table-cell table:number-columns-repeated="5"/>
          <table:table-cell office:value-type="currency" office:currency="USD" office:value="3428.57" calcext:value-type="currency">
            <text:p>$3,428.57</text:p>
          </table:table-cell>
          <table:table-cell table:style-name="Default"/>
          <table:table-cell table:formula="of:=[.G23]" office:value-type="currency" office:currency="USD" office:value="3428.57" calcext:value-type="currency">
            <text:p>$3,428.57</text:p>
          </table:table-cell>
          <table:table-cell office:value-type="float" office:value="1" calcext:value-type="float">
            <text:p>1</text:p>
          </table:table-cell>
          <table:table-cell office:value-type="float" office:value="13318" calcext:value-type="float">
            <text:p>13318</text:p>
          </table:table-cell>
          <table:table-cell table:formula="of:=[.K23]*[.J23]" office:value-type="float" office:value="13318" calcext:value-type="float">
            <text:p>13318</text:p>
          </table:table-cell>
          <table:table-cell table:formula="of:=[.I23]/[.L23]" office:value-type="currency" office:currency="USD" office:value="0.257438804625319" calcext:value-type="currency">
            <text:p>$0.2574</text:p>
          </table:table-cell>
          <table:table-cell table:number-columns-repeated="101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917.66pt" svg:height="547.43pt" svg:x="0pt" svg:y="59.41pt">
            <loext:p/>
            <draw:object draw:notify-on-update-of-ranges="Sheet1.A5:Sheet1.A23 Sheet1.M5:Sheet1.M23 Sheet1.A5:Sheet1.A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917.66pt" svg:height="547.43pt" svg:x="3.74pt" svg:y="59.41pt">
            <loext:p/>
            <draw:object draw:notify-on-update-of-ranges="Sheet1.A5:Sheet1.A23 Sheet1.I5:Sheet1.I23 Sheet1.A5:Sheet1.A23 Sheet1.L5:Sheet1.L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20:01:37.993069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7:14:38.473083123</meta:creation-date>
    <dc:date>2019-03-17T20:03:13.679774739</dc:date>
    <meta:editing-duration>PT1H1M20S</meta:editing-duration>
    <meta:editing-cycles>34</meta:editing-cycles>
    <meta:generator>LibreOffice/5.4.3.2$MacOSX_X86_64 LibreOffice_project/92a7159f7e4af62137622921e809f8546db437e5</meta:generator>
    <meta:document-statistic meta:table-count="3" meta:cell-count="1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374cm" svg:height="19.313cm" xlink:href=".." xlink:type="simple" chart:class="chart:bar" chart:column-mapping="0" chart:style-name="ch1">
        <chart:title svg:x="12.201cm" svg:y="0.521cm" chart:style-name="ch2">
          <text:p>Postgresql Cost per Unit Performance</text:p>
        </chart:title>
        <chart:plot-area chart:style-name="ch3" table:cell-range-address="Sheet1.A5:Sheet1.A23 Sheet1.M5:Sheet1.M23" chart:data-source-has-labels="column" svg:x="1.657cm" svg:y="1.692cm" svg:width="30.07cm" svg:height="16.255cm">
          <chartooo:coordinate-region svg:x="3.109cm" svg:y="1.692cm" svg:width="28.618cm" svg:height="13.259cm"/>
          <chart:axis chart:dimension="x" chart:name="primary-x" chart:style-name="ch4" chartooo:axis-type="auto">
            <chartooo:date-scale/>
            <chart:title svg:x="15.988cm" svg:y="18.334cm" chart:style-name="ch5">
              <text:p>Scenario</text:p>
            </chart:title>
            <chart:categories table:cell-range-address="Sheet1.A5:Sheet1.A23"/>
          </chart:axis>
          <chart:axis chart:dimension="y" chart:name="primary-y" chart:style-name="ch6">
            <chart:title svg:x="0.451cm" svg:y="10.835cm" chart:style-name="ch7">
              <text:p>$/Month/TPS</text:p>
            </chart:title>
            <chart:grid chart:style-name="ch8" chart:class="major"/>
          </chart:axis>
          <chart:series chart:style-name="ch9" chart:values-cell-range-address="Sheet1.M5:Sheet1.M23" chart:class="chart:bar">
            <chart:data-point chart:repeated="19"/>
            <loext:propertry-mapping loext:property="FillColor" loext:cell-range-address="Sheet1.A5:Sheet1.A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2012 Retina Mac</text:p>
                <draw:g>
                  <svg:desc>Sheet1.A5:Sheet1.A23</svg:desc>
                </draw:g>
              </table:table-cell>
              <table:table-cell office:value-type="float" office:value="0.0271836849077754">
                <text:p>0.0271836849077754</text:p>
                <draw:g>
                  <svg:desc>Sheet1.M5:Sheet1.M23</svg:desc>
                </draw:g>
              </table:table-cell>
              <table:table-cell office:value-type="float" office:value="NaN">
                <text:p>NaN</text:p>
                <draw:g>
                  <svg:desc>Sheet1.A5:Sheet1.A23</svg:desc>
                </draw:g>
              </table:table-cell>
            </table:table-row>
            <table:table-row>
              <table:table-cell office:value-type="string">
                <text:p>2011 AMD Phenom II</text:p>
              </table:table-cell>
              <table:table-cell office:value-type="float" office:value="0.105623306233062">
                <text:p>0.105623306233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 AMD Ryzen 5</text:p>
              </table:table-cell>
              <table:table-cell office:value-type="float" office:value="0.0132173333333333">
                <text:p>0.013217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-RDS-Micro-1</text:p>
              </table:table-cell>
              <table:table-cell office:value-type="float" office:value="0.281704035874439">
                <text:p>0.281704035874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-RDS-Micro-2</text:p>
              </table:table-cell>
              <table:table-cell office:value-type="float" office:value="0.287724425887265">
                <text:p>0.287724425887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-RDS-Micro-3</text:p>
              </table:table-cell>
              <table:table-cell office:value-type="float" office:value="0.510826044703596">
                <text:p>0.510826044703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-RDS-Med-1</text:p>
              </table:table-cell>
              <table:table-cell office:value-type="float" office:value="0.126172261254228">
                <text:p>0.126172261254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-RDS-Med-2</text:p>
              </table:table-cell>
              <table:table-cell office:value-type="float" office:value="0.139290307216004">
                <text:p>0.139290307216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-RDS-Med-3</text:p>
              </table:table-cell>
              <table:table-cell office:value-type="float" office:value="0.166676576767891">
                <text:p>0.166676576767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-RDS-Med-4</text:p>
              </table:table-cell>
              <table:table-cell office:value-type="float" office:value="0.245367570925657">
                <text:p>0.245367570925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-RDS-Med-5</text:p>
              </table:table-cell>
              <table:table-cell office:value-type="float" office:value="0.425209940017138">
                <text:p>0.425209940017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-RDS-Large-1</text:p>
              </table:table-cell>
              <table:table-cell office:value-type="float" office:value="0.463961407491487">
                <text:p>0.463961407491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-RDS-Large-2</text:p>
              </table:table-cell>
              <table:table-cell office:value-type="float" office:value="0.502415001420589">
                <text:p>0.502415001420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-RDS-Large-3</text:p>
              </table:table-cell>
              <table:table-cell office:value-type="float" office:value="0.37774138422102">
                <text:p>0.37774138422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-EC2-Med-1</text:p>
              </table:table-cell>
              <table:table-cell office:value-type="float" office:value="0.302099917650288">
                <text:p>0.30209991765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-EC2-Med-2</text:p>
              </table:table-cell>
              <table:table-cell office:value-type="float" office:value="0.360315148305085">
                <text:p>0.360315148305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-EC2-Large-1</text:p>
              </table:table-cell>
              <table:table-cell office:value-type="float" office:value="0.218364919867718">
                <text:p>0.218364919867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-EC2-Large-2</text:p>
              </table:table-cell>
              <table:table-cell office:value-type="float" office:value="0.257438804625319">
                <text:p>0.2574388046253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MacOSX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2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374cm" svg:height="19.313cm" xlink:href=".." xlink:type="simple" chart:class="chart:bar" chart:column-mapping="0 1" chart:style-name="ch1">
        <chart:title svg:x="12.201cm" svg:y="0.521cm" chart:style-name="ch2">
          <text:p>Postgresql Cost per Unit Performance</text:p>
        </chart:title>
        <chart:plot-area chart:style-name="ch3" table:cell-range-address="Sheet1.A5:Sheet1.A23 Sheet1.I5:Sheet1.I23 Sheet1.L5:Sheet1.L23" chart:data-source-has-labels="column" svg:x="1.657cm" svg:y="1.692cm" svg:width="28.863cm" svg:height="16.255cm">
          <chartooo:coordinate-region svg:x="3.386cm" svg:y="1.692cm" svg:width="25.959cm" svg:height="13.259cm"/>
          <chart:axis chart:dimension="x" chart:name="primary-x" chart:style-name="ch4" chartooo:axis-type="auto">
            <chartooo:date-scale/>
            <chart:title svg:x="15.384cm" svg:y="18.334cm" chart:style-name="ch5">
              <text:p>Scenario</text:p>
            </chart:title>
            <chart:categories table:cell-range-address="Sheet1.A5:Sheet1.A23"/>
          </chart:axis>
          <chart:axis chart:dimension="y" chart:name="primary-y" chart:style-name="ch6">
            <chart:title svg:x="0.451cm" svg:y="10.477cm" chart:style-name="ch7">
              <text:p>$/Month</text:p>
            </chart:title>
            <chart:grid chart:style-name="ch8" chart:class="major"/>
          </chart:axis>
          <chart:axis chart:dimension="y" chart:name="secondary-y" chart:style-name="ch9">
            <chart:title svg:x="31.168cm" svg:y="10.188cm" chart:style-name="ch7">
              <text:p>TPS</text:p>
            </chart:title>
          </chart:axis>
          <chart:series chart:attached-axis="primary-y" chart:style-name="ch10" chart:values-cell-range-address="Sheet1.I5:Sheet1.I23" chart:class="chart:bar">
            <chart:data-point chart:repeated="19"/>
            <loext:propertry-mapping loext:property="FillColor" loext:cell-range-address="Sheet1.A5:Sheet1.A23"/>
          </chart:series>
          <chart:series chart:attached-axis="secondary-y" chart:style-name="ch11" chart:values-cell-range-address="Sheet1.L5:Sheet1.L2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A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2012 Retina Mac</text:p>
                <draw:g>
                  <svg:desc>Sheet1.A5:Sheet1.A23</svg:desc>
                </draw:g>
              </table:table-cell>
              <table:table-cell office:value-type="float" office:value="88.9178333333333">
                <text:p>88.9178333333333</text:p>
                <draw:g>
                  <svg:desc>Sheet1.I5:Sheet1.I23</svg:desc>
                </draw:g>
              </table:table-cell>
              <table:table-cell office:value-type="float" office:value="NaN">
                <text:p>NaN</text:p>
                <draw:g>
                  <svg:desc>Sheet1.A5:Sheet1.A23</svg:desc>
                </draw:g>
              </table:table-cell>
              <table:table-cell office:value-type="float" office:value="3271">
                <text:p>3271</text:p>
                <draw:g>
                  <svg:desc>Sheet1.L5:Sheet1.L23</svg:desc>
                </draw:g>
              </table:table-cell>
            </table:table-row>
            <table:table-row>
              <table:table-cell office:value-type="string">
                <text:p>2011 AMD Phenom II</text:p>
              </table:table-cell>
              <table:table-cell office:value-type="float" office:value="90.9416666666667">
                <text:p>90.9416666666667</text:p>
              </table:table-cell>
              <table:table-cell office:value-type="float" office:value="NaN">
                <text:p>NaN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2019 AMD Ryzen 5</text:p>
              </table:table-cell>
              <table:table-cell office:value-type="float" office:value="82.6083333333333">
                <text:p>82.6083333333333</text:p>
              </table:table-cell>
              <table:table-cell office:value-type="float" office:value="NaN">
                <text:p>NaN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AW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-RDS-Micro-1</text:p>
              </table:table-cell>
              <table:table-cell office:value-type="float" office:value="125.64">
                <text:p>125.64</text:p>
              </table:table-cell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AWS-RDS-Micro-2</text:p>
              </table:table-cell>
              <table:table-cell office:value-type="float" office:value="275.64">
                <text:p>275.64</text:p>
              </table:table-cell>
              <table:table-cell office:value-type="float" office:value="NaN">
                <text:p>NaN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AWS-RDS-Micro-3</text:p>
              </table:table-cell>
              <table:table-cell office:value-type="float" office:value="525.64">
                <text:p>525.64</text:p>
              </table:table-cell>
              <table:table-cell office:value-type="float" office:value="NaN">
                <text:p>NaN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AWS-RDS-Med-1</text:p>
              </table:table-cell>
              <table:table-cell office:value-type="float" office:value="484.88">
                <text:p>484.88</text:p>
              </table:table-cell>
              <table:table-cell office:value-type="float" office:value="NaN">
                <text:p>NaN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AWS-RDS-Med-2</text:p>
              </table:table-cell>
              <table:table-cell office:value-type="float" office:value="584.88">
                <text:p>584.88</text:p>
              </table:table-cell>
              <table:table-cell office:value-type="float" office:value="NaN">
                <text:p>NaN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AWS-RDS-Med-3</text:p>
              </table:table-cell>
              <table:table-cell office:value-type="float" office:value="784.88">
                <text:p>784.88</text:p>
              </table:table-cell>
              <table:table-cell office:value-type="float" office:value="NaN">
                <text:p>NaN</text:p>
              </table:table-cell>
              <table:table-cell office:value-type="float" office:value="4709">
                <text:p>4709</text:p>
              </table:table-cell>
            </table:table-row>
            <table:table-row>
              <table:table-cell office:value-type="string">
                <text:p>AWS-RDS-Med-4</text:p>
              </table:table-cell>
              <table:table-cell office:value-type="float" office:value="1184.88">
                <text:p>1184.88</text:p>
              </table:table-cell>
              <table:table-cell office:value-type="float" office:value="NaN">
                <text:p>NaN</text:p>
              </table:table-cell>
              <table:table-cell office:value-type="float" office:value="4829">
                <text:p>4829</text:p>
              </table:table-cell>
            </table:table-row>
            <table:table-row>
              <table:table-cell office:value-type="string">
                <text:p>AWS-RDS-Med-5</text:p>
              </table:table-cell>
              <table:table-cell office:value-type="float" office:value="1984.88">
                <text:p>1984.88</text:p>
              </table:table-cell>
              <table:table-cell office:value-type="float" office:value="NaN">
                <text:p>NaN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AWS-RDS-Large-1</text:p>
              </table:table-cell>
              <table:table-cell office:value-type="float" office:value="4905">
                <text:p>4905</text:p>
              </table:table-cell>
              <table:table-cell office:value-type="float" office:value="NaN">
                <text:p>NaN</text:p>
              </table:table-cell>
              <table:table-cell office:value-type="float" office:value="10572">
                <text:p>10572</text:p>
              </table:table-cell>
            </table:table-row>
            <table:table-row>
              <table:table-cell office:value-type="string">
                <text:p>AWS-RDS-Large-2</text:p>
              </table:table-cell>
              <table:table-cell office:value-type="float" office:value="5305">
                <text:p>5305</text:p>
              </table:table-cell>
              <table:table-cell office:value-type="float" office:value="NaN">
                <text:p>NaN</text:p>
              </table:table-cell>
              <table:table-cell office:value-type="float" office:value="10559">
                <text:p>10559</text:p>
              </table:table-cell>
            </table:table-row>
            <table:table-row>
              <table:table-cell office:value-type="string">
                <text:p>AWS-RDS-Large-3</text:p>
              </table:table-cell>
              <table:table-cell office:value-type="float" office:value="5305">
                <text:p>5305</text:p>
              </table:table-cell>
              <table:table-cell office:value-type="float" office:value="NaN">
                <text:p>NaN</text:p>
              </table:table-cell>
              <table:table-cell office:value-type="float" office:value="14044">
                <text:p>14044</text:p>
              </table:table-cell>
            </table:table-row>
            <table:table-row>
              <table:table-cell office:value-type="string">
                <text:p>AWS-EC2-Med-1</text:p>
              </table:table-cell>
              <table:table-cell office:value-type="float" office:value="1100.55">
                <text:p>1100.55</text:p>
              </table:table-cell>
              <table:table-cell office:value-type="float" office:value="NaN">
                <text:p>NaN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AWS-EC2-Med-2</text:p>
              </table:table-cell>
              <table:table-cell office:value-type="float" office:value="1360.55">
                <text:p>1360.55</text:p>
              </table:table-cell>
              <table:table-cell office:value-type="float" office:value="NaN">
                <text:p>NaN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AWS-EC2-Large-1</text:p>
              </table:table-cell>
              <table:table-cell office:value-type="float" office:value="3433.57">
                <text:p>3433.57</text:p>
              </table:table-cell>
              <table:table-cell office:value-type="float" office:value="NaN">
                <text:p>NaN</text:p>
              </table:table-cell>
              <table:table-cell office:value-type="float" office:value="15724">
                <text:p>15724</text:p>
              </table:table-cell>
            </table:table-row>
            <table:table-row>
              <table:table-cell office:value-type="string">
                <text:p>AWS-EC2-Large-2</text:p>
              </table:table-cell>
              <table:table-cell office:value-type="float" office:value="3428.57">
                <text:p>3428.57</text:p>
              </table:table-cell>
              <table:table-cell office:value-type="float" office:value="NaN">
                <text:p>NaN</text:p>
              </table:table-cell>
              <table:table-cell office:value-type="float" office:value="13318">
                <text:p>133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MacOSX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